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6.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Patch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atch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Silverstripe Bug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static-main-realpath.patch</text:p>
          </table:table-cell>
          <table:table-cell office:value-type="string">
            <text:p>Allows static-main.php to handle BASE_URL detection when webroot is a symlink.</text:p>
          </table:table-cell>
          <table:table-cell table:number-columns-repeated="1020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cli-port.patch</text:p>
          </table:table-cell>
          <table:table-cell office:value-type="string">
            <text:p>Fixes problem with port being lost in $_FILE_TO_URL_MAPPING</text:p>
          </table:table-cell>
          <table:table-cell table:number-columns-repeated="1020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formfield_names-as-titles_bug:6440.patch</text:p>
          </table:table-cell>
          <table:table-cell office:value-type="string">
            <text:p>See description in bug</text:p>
          </table:table-cell>
          <table:table-cell table:style-name="ce2" office:value-type="string">
            <text:p><text:a xlink:href="http://open.silverstripe.org/ticket/6440">http://open.silverstripe.org/ticket/6440</text:a>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userforms</text:p>
          </table:table-cell>
          <table:table-cell office:value-type="string">
            <text:p>userforms-hideemail.patch</text:p>
          </table:table-cell>
          <table:table-cell office:value-type="string">
            <text:p>Workaround for issue that prevents HideEmail from replacing emails in content for UserDefinedForms</text:p>
          </table:table-cell>
          <table:table-cell office:value-type="string">
            <text:p>Not submitted, probably should be</text:p>
          </table:table-cell>
          <table:table-cell table:number-columns-repeated="1019"/>
        </table:table-row>
        <table:table-row table:style-name="ro2">
          <table:table-cell office:value-type="string">
            <text:p>userforms</text:p>
          </table:table-cell>
          <table:table-cell office:value-type="string">
            <text:p>userforms-decorator.patch</text:p>
          </table:table-cell>
          <table:table-cell office:value-type="string">
            <text:p>Allow decorators to use updateCMSFields(). Used for the userforms-decorator module.</text:p>
          </table:table-cell>
          <table:table-cell office:value-type="string">
            <text:p>Not submitted, probably should b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userforms</text:p>
          </table:table-cell>
          <table:table-cell table:style-name="Default" office:value-type="string">
            <text:p>userforms-improvements.patch</text:p>
          </table:table-cell>
          <table:table-cell office:value-type="string">
            <text:p>Added getEmailData() and getSubmittedFormEmail() to allow customisation of emails. Also include previous userforms patches.</text:p>
          </table:table-cell>
          <table:table-cell office:value-type="string">
            <text:p>Not submitted, probably should be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form-css.patch</text:p>
          </table:table-cell>
          <table:table-cell office:value-type="string">
            <text:p>Removes two style declarations that can't be removed on Mac browsers</text:p>
          </table:table-cell>
          <table:table-cell office:value-type="string">
            <text:p>Not submitted, probably should be</text:p>
          </table:table-cell>
          <table:table-cell table:number-columns-repeated="1019"/>
        </table:table-row>
        <table:table-row table:style-name="ro2">
          <table:table-cell office:value-type="string">
            <text:p>dataobject_manager</text:p>
          </table:table-cell>
          <table:table-cell table:style-name="Default" office:value-type="string">
            <text:p>dataobject_manager-improvements.patch</text:p>
          </table:table-cell>
          <table:table-cell office:value-type="string">
            <text:p>Fixed missing $ for jQuery in SimpleTinyMCEEditor.php.</text:p>
          </table:table-cell>
          <table:table-cell office:value-type="string">
            <text:p>Not submitted, probably should be</text:p>
          </table:table-cell>
          <table:table-cell table:number-columns-repeated="1019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datefield-within-fieldgroup.patch</text:p>
          </table:table-cell>
          <table:table-cell office:value-type="string">
            <text:p>Patch that allows DateField's to be used within FieldGroup.</text:p>
          </table:table-cell>
          <table:table-cell office:value-type="string">
            <text:p>Not submitted, probably should be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4"/>
          <table:table-cell table:style-name="Default" table:number-columns-repeated="1019"/>
        </table:table-row>
        <table:table-row table:style-name="ro3">
          <table:table-cell table:style-name="Default" table:number-columns-repeated="3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/03/2011</text:date>, <text:time>17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Hayes</meta:initial-creator>
    <meta:creation-date>2009-12-01T13:34:33</meta:creation-date>
    <dc:date>2011-03-30T17:18:25</dc:date>
    <dc:creator>Alex Hayes</dc:creator>
    <meta:editing-duration>PT16H27M01S</meta:editing-duration>
    <meta:editing-cycles>26</meta:editing-cycles>
    <meta:generator>OpenOffice.org/3.2$Linux OpenOffice.org_project/320m19$Build-9505</meta:generator>
    <meta:document-statistic meta:table-count="1" meta:cell-count="38" meta:object-count="0"/>
  </office:meta>
</office:document-meta>
</file>